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646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86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gr1" style:family="graphic">
      <style:graphic-properties draw:ole-draw-aspect="1"/>
    </style:style>
  </office:automatic-styles>
  <office:body>
    <office:spreadsheet>
      <table:table table:name="Sheet1_2" table:style-name="ta1">
        <table:shapes>
          <draw:frame draw:z-index="0" draw:style-name="gr1" svg:width="7.0366in" svg:height="3.5398in" svg:x="2.2984in" svg:y="0.672in">
            <draw:object draw:notify-on-update-of-ranges="Sheet1_2.B1:Sheet1_2.B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0.000199">
            <text:p>0.00019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3634">
            <text:p>0.00363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8735">
            <text:p>0.01873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52687">
            <text:p>0.05268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08945">
            <text:p>0.10894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85091">
            <text:p>0.18509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74885">
            <text:p>0.274885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71478">
            <text:p>0.37147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468667">
            <text:p>0.468667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60275">
            <text:p>0.56027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42849">
            <text:p>0.642849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715209">
            <text:p>0.715209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777122">
            <text:p>0.777122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827576">
            <text:p>0.827576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68413">
            <text:p>0.86841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900925">
            <text:p>0.900925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25845">
            <text:p>0.925845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945028">
            <text:p>0.945028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959594">
            <text:p>0.959594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970663">
            <text:p>0.970663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78945">
            <text:p>0.978945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984877">
            <text:p>0.984877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98928">
            <text:p>0.98928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99243">
            <text:p>0.99243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994632">
            <text:p>0.994632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996225">
            <text:p>0.996225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997316">
            <text:p>0.997316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998162">
            <text:p>0.998162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998711">
            <text:p>0.998711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999095">
            <text:p>0.99909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999381">
            <text:p>0.999381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999585">
            <text:p>0.99958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99973">
            <text:p>0.99973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999821">
            <text:p>0.999821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999878">
            <text:p>0.999878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99913">
            <text:p>0.999913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99995">
            <text:p>0.99995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999967">
            <text:p>0.999967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999978">
            <text:p>0.999978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999987">
            <text:p>0.999987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99991">
            <text:p>0.999991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999994">
            <text:p>0.999994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999998">
            <text:p>0.999998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999999">
            <text:p>0.999999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.0000000</text:p>
          </table:table-cell>
        </table:table-row>
        <table:table-row table:style-name="ro1" table:number-rows-repeated="104853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1_3" table:style-name="ta1">
        <table:shapes>
          <draw:frame draw:z-index="0" draw:style-name="gr1" svg:width="6.1579in" svg:height="3.4453in" svg:x="1.8539in" svg:y="0.3886in">
            <draw:object draw:notify-on-update-of-ranges="Sheet1_3.B1:Sheet1_3.B99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2"/>
        <table:table-row table:style-name="ro1">
          <table:table-cell office:value-type="float" office:value="1">
            <text:p>1</text:p>
          </table:table-cell>
          <table:table-cell office:value-type="float" office:value="0.001024">
            <text:p>0.00102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199">
            <text:p>0.00199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2962">
            <text:p>0.00296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3982">
            <text:p>0.00398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4988">
            <text:p>0.004988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5984">
            <text:p>0.00598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07018">
            <text:p>0.00701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7996">
            <text:p>0.007996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9047">
            <text:p>0.009047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9994">
            <text:p>0.009994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102">
            <text:p>0.01102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1997">
            <text:p>0.011997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3003">
            <text:p>0.013003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14015">
            <text:p>0.01401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5045">
            <text:p>0.015045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6091">
            <text:p>0.016091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17048">
            <text:p>0.017048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18026">
            <text:p>0.018026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19002">
            <text:p>0.019002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0076">
            <text:p>0.020076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21057">
            <text:p>0.021057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22086">
            <text:p>0.022086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23129">
            <text:p>0.023129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24158">
            <text:p>0.024158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25133">
            <text:p>0.025133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26119">
            <text:p>0.026119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27166">
            <text:p>0.027166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2815">
            <text:p>0.02815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29165">
            <text:p>0.02916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30131">
            <text:p>0.030131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31147">
            <text:p>0.031147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32119">
            <text:p>0.032119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33024">
            <text:p>0.033024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34043">
            <text:p>0.034043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35052">
            <text:p>0.035052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36018">
            <text:p>0.036018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37016">
            <text:p>0.037016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37985">
            <text:p>0.037985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38983">
            <text:p>0.038983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39929">
            <text:p>0.039929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40935">
            <text:p>0.040935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4195">
            <text:p>0.04195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42951">
            <text:p>0.042951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43923">
            <text:p>0.043923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44897">
            <text:p>0.044897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45887">
            <text:p>0.045887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46949">
            <text:p>0.046949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47907">
            <text:p>0.047907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48897">
            <text:p>0.048897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49856">
            <text:p>0.049856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5083">
            <text:p>0.05083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51862">
            <text:p>0.051862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5283">
            <text:p>0.05283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53882">
            <text:p>0.053882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54896">
            <text:p>0.054896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55837">
            <text:p>0.055837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56946">
            <text:p>0.056946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57977">
            <text:p>0.057977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58975">
            <text:p>0.058975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59951">
            <text:p>0.059951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60938">
            <text:p>0.060938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61932">
            <text:p>0.061932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62949">
            <text:p>0.062949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63873">
            <text:p>0.063873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6486">
            <text:p>0.064860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65914">
            <text:p>0.065914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66973">
            <text:p>0.066973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68013">
            <text:p>0.068013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68976">
            <text:p>0.068976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69928">
            <text:p>0.069928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70964">
            <text:p>0.070964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71952">
            <text:p>0.071952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72934">
            <text:p>0.072934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73907">
            <text:p>0.073907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74892">
            <text:p>0.074892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75917">
            <text:p>0.075917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7687">
            <text:p>0.07687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77827">
            <text:p>0.077827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78856">
            <text:p>0.078856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79882">
            <text:p>0.079882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80916">
            <text:p>0.080916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81906">
            <text:p>0.081906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82931">
            <text:p>0.082931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83873">
            <text:p>0.083873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84871">
            <text:p>0.084871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85841">
            <text:p>0.085841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86807">
            <text:p>0.086807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87817">
            <text:p>0.087817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88772">
            <text:p>0.088772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89841">
            <text:p>0.089841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90821">
            <text:p>0.090821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91816">
            <text:p>0.091816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92808">
            <text:p>0.092808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93825">
            <text:p>0.093825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94848">
            <text:p>0.094848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95848">
            <text:p>0.095848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96874">
            <text:p>0.096874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9786">
            <text:p>0.09786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98809">
            <text:p>0.098809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9984">
            <text:p>0.09984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00808">
            <text:p>0.100808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01767">
            <text:p>0.101767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02758">
            <text:p>0.102758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03767">
            <text:p>0.103767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04745">
            <text:p>0.104745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05715">
            <text:p>0.105715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06702">
            <text:p>0.106702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0768">
            <text:p>0.10768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08699">
            <text:p>0.108699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09722">
            <text:p>0.109722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10733">
            <text:p>0.110733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11678">
            <text:p>0.111678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1268">
            <text:p>0.112680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13715">
            <text:p>0.113715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14739">
            <text:p>0.114739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15713">
            <text:p>0.115713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16711">
            <text:p>0.116711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17764">
            <text:p>0.117764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18732">
            <text:p>0.118732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19713">
            <text:p>0.119713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120732">
            <text:p>0.120732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121749">
            <text:p>0.121749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12276">
            <text:p>0.122760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123724">
            <text:p>0.123724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124668">
            <text:p>0.124668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12568">
            <text:p>0.12568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126645">
            <text:p>0.126645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127668">
            <text:p>0.127668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128615">
            <text:p>0.128615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129596">
            <text:p>0.129596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130629">
            <text:p>0.130629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131607">
            <text:p>0.131607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13255">
            <text:p>0.132550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133507">
            <text:p>0.133507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134497">
            <text:p>0.134497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135493">
            <text:p>0.135493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136481">
            <text:p>0.136481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137503">
            <text:p>0.137503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138504">
            <text:p>0.138504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139491">
            <text:p>0.139491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140515">
            <text:p>0.140515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141573">
            <text:p>0.141573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142587">
            <text:p>0.142587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143573">
            <text:p>0.143573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144594">
            <text:p>0.144594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145575">
            <text:p>0.145575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146567">
            <text:p>0.146567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147552">
            <text:p>0.147552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148537">
            <text:p>0.148537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149583">
            <text:p>0.149583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150582">
            <text:p>0.150582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151601">
            <text:p>0.151601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15261">
            <text:p>0.152610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153627">
            <text:p>0.153627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15459">
            <text:p>0.154590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155646">
            <text:p>0.155646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156681">
            <text:p>0.156681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157649">
            <text:p>0.157649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158666">
            <text:p>0.158666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159689">
            <text:p>0.159689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160708">
            <text:p>0.160708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161679">
            <text:p>0.161679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162683">
            <text:p>0.162683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163651">
            <text:p>0.163651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16465">
            <text:p>0.164650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16566">
            <text:p>0.16566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166679">
            <text:p>0.166679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167689">
            <text:p>0.167689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168695">
            <text:p>0.168695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169743">
            <text:p>0.169743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170777">
            <text:p>0.170777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171757">
            <text:p>0.171757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172718">
            <text:p>0.172718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173749">
            <text:p>0.173749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17475">
            <text:p>0.174750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175749">
            <text:p>0.175749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176731">
            <text:p>0.176731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177727">
            <text:p>0.177727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78758">
            <text:p>0.178758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179792">
            <text:p>0.179792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180787">
            <text:p>0.180787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18173">
            <text:p>0.18173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182702">
            <text:p>0.182702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18374">
            <text:p>0.18374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184788">
            <text:p>0.184788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185738">
            <text:p>0.185738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186777">
            <text:p>0.186777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187822">
            <text:p>0.187822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188772">
            <text:p>0.188772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89815">
            <text:p>0.189815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90821">
            <text:p>0.190821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191823">
            <text:p>0.191823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192786">
            <text:p>0.192786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193716">
            <text:p>0.193716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94695">
            <text:p>0.194695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195718">
            <text:p>0.195718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196669">
            <text:p>0.196669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197603">
            <text:p>0.197603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198635">
            <text:p>0.198635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199629">
            <text:p>0.199629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200578">
            <text:p>0.200578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2016">
            <text:p>0.20160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202564">
            <text:p>0.202564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203577">
            <text:p>0.203577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204586">
            <text:p>0.204586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205602">
            <text:p>0.205602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206583">
            <text:p>0.206583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20762">
            <text:p>0.20762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208583">
            <text:p>0.208583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209514">
            <text:p>0.209514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210509">
            <text:p>0.210509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211561">
            <text:p>0.211561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212538">
            <text:p>0.212538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213587">
            <text:p>0.213587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2146">
            <text:p>0.214600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215586">
            <text:p>0.215586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216571">
            <text:p>0.216571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217576">
            <text:p>0.217576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218582">
            <text:p>0.218582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219546">
            <text:p>0.219546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220485">
            <text:p>0.220485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221509">
            <text:p>0.221509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222523">
            <text:p>0.222523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223512">
            <text:p>0.223512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224523">
            <text:p>0.224523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225522">
            <text:p>0.225522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226536">
            <text:p>0.226536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227479">
            <text:p>0.227479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228522">
            <text:p>0.228522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229539">
            <text:p>0.229539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230579">
            <text:p>0.230579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231541">
            <text:p>0.231541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232577">
            <text:p>0.232577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233595">
            <text:p>0.233595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234565">
            <text:p>0.234565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235552">
            <text:p>0.235552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236619">
            <text:p>0.236619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237603">
            <text:p>0.237603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238609">
            <text:p>0.238609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239666">
            <text:p>0.239666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24069">
            <text:p>0.240690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241719">
            <text:p>0.241719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242732">
            <text:p>0.242732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243712">
            <text:p>0.243712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244761">
            <text:p>0.244761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245794">
            <text:p>0.245794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24679">
            <text:p>0.246790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247829">
            <text:p>0.247829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248827">
            <text:p>0.248827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24984">
            <text:p>0.24984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250891">
            <text:p>0.250891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251908">
            <text:p>0.251908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252957">
            <text:p>0.252957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254017">
            <text:p>0.254017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255017">
            <text:p>0.255017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256">
            <text:p>0.25600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256998">
            <text:p>0.256998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258022">
            <text:p>0.258022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25906">
            <text:p>0.259060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260033">
            <text:p>0.260033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261037">
            <text:p>0.261037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262031">
            <text:p>0.262031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26306">
            <text:p>0.263060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264062">
            <text:p>0.264062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265098">
            <text:p>0.265098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266117">
            <text:p>0.266117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267148">
            <text:p>0.267148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268107">
            <text:p>0.268107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269046">
            <text:p>0.269046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270041">
            <text:p>0.270041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271054">
            <text:p>0.271054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271989">
            <text:p>0.271989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272985">
            <text:p>0.272985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273962">
            <text:p>0.273962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274982">
            <text:p>0.274982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276082">
            <text:p>0.276082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277062">
            <text:p>0.277062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278088">
            <text:p>0.278088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279095">
            <text:p>0.279095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280103">
            <text:p>0.280103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281107">
            <text:p>0.281107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282104">
            <text:p>0.282104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283139">
            <text:p>0.283139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28413">
            <text:p>0.28413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285161">
            <text:p>0.285161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286218">
            <text:p>0.286218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287272">
            <text:p>0.287272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288183">
            <text:p>0.288183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2892">
            <text:p>0.289200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290228">
            <text:p>0.290228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291228">
            <text:p>0.291228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29225">
            <text:p>0.29225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293267">
            <text:p>0.293267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294267">
            <text:p>0.294267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295271">
            <text:p>0.295271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296322">
            <text:p>0.296322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297297">
            <text:p>0.297297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298263">
            <text:p>0.298263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299189">
            <text:p>0.299189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300231">
            <text:p>0.300231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301244">
            <text:p>0.301244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302212">
            <text:p>0.302212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303204">
            <text:p>0.303204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3042">
            <text:p>0.30420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305194">
            <text:p>0.305194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306175">
            <text:p>0.306175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307179">
            <text:p>0.307179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08136">
            <text:p>0.308136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309119">
            <text:p>0.309119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310179">
            <text:p>0.310179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311149">
            <text:p>0.311149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312164">
            <text:p>0.312164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313138">
            <text:p>0.313138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314107">
            <text:p>0.314107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315067">
            <text:p>0.315067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316052">
            <text:p>0.316052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317046">
            <text:p>0.317046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318052">
            <text:p>0.318052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319057">
            <text:p>0.319057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320013">
            <text:p>0.320013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32102">
            <text:p>0.321020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321966">
            <text:p>0.321966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322988">
            <text:p>0.322988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324">
            <text:p>0.32400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325017">
            <text:p>0.325017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326036">
            <text:p>0.326036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32702">
            <text:p>0.327020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328029">
            <text:p>0.328029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329018">
            <text:p>0.329018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330055">
            <text:p>0.330055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331003">
            <text:p>0.331003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332006">
            <text:p>0.332006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33061">
            <text:p>0.333061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334057">
            <text:p>0.334057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335079">
            <text:p>0.335079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336059">
            <text:p>0.336059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337089">
            <text:p>0.337089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381">
            <text:p>0.33810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33901">
            <text:p>0.339010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339979">
            <text:p>0.339979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340975">
            <text:p>0.340975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342003">
            <text:p>0.342003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43027">
            <text:p>0.343027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343979">
            <text:p>0.343979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345019">
            <text:p>0.345019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346009">
            <text:p>0.346009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346967">
            <text:p>0.346967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347945">
            <text:p>0.347945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348981">
            <text:p>0.348981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349971">
            <text:p>0.349971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350952">
            <text:p>0.350952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352028">
            <text:p>0.352028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53067">
            <text:p>0.353067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354085">
            <text:p>0.354085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35507">
            <text:p>0.35507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356106">
            <text:p>0.356106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357135">
            <text:p>0.357135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358133">
            <text:p>0.358133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359164">
            <text:p>0.359164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360187">
            <text:p>0.360187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361212">
            <text:p>0.361212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36221">
            <text:p>0.362210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363212">
            <text:p>0.363212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36419">
            <text:p>0.364190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365151">
            <text:p>0.365151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366135">
            <text:p>0.366135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367127">
            <text:p>0.367127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368121">
            <text:p>0.368121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369146">
            <text:p>0.369146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370172">
            <text:p>0.370172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371193">
            <text:p>0.371193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372181">
            <text:p>0.372181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373234">
            <text:p>0.373234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374204">
            <text:p>0.374204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375234">
            <text:p>0.375234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376202">
            <text:p>0.376202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377293">
            <text:p>0.377293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378255">
            <text:p>0.378255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379276">
            <text:p>0.379276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380267">
            <text:p>0.380267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381299">
            <text:p>0.381299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382314">
            <text:p>0.382314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383312">
            <text:p>0.383312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384286">
            <text:p>0.384286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385297">
            <text:p>0.385297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386288">
            <text:p>0.386288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387311">
            <text:p>0.3873110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8831">
            <text:p>0.3883100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389293">
            <text:p>0.389293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390376">
            <text:p>0.390376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391375">
            <text:p>0.391375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392421">
            <text:p>0.392421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393436">
            <text:p>0.393436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394487">
            <text:p>0.394487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395494">
            <text:p>0.395494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396455">
            <text:p>0.396455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397405">
            <text:p>0.397405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98397">
            <text:p>0.3983970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399426">
            <text:p>0.399426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400415">
            <text:p>0.400415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401414">
            <text:p>0.401414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402414">
            <text:p>0.402414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403451">
            <text:p>0.403451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404428">
            <text:p>0.404428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405408">
            <text:p>0.405408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406444">
            <text:p>0.406444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407514">
            <text:p>0.407514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08554">
            <text:p>0.408554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409551">
            <text:p>0.409551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410588">
            <text:p>0.410588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411566">
            <text:p>0.4115660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412564">
            <text:p>0.412564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413519">
            <text:p>0.4135190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414565">
            <text:p>0.4145650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415584">
            <text:p>0.4155840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416573">
            <text:p>0.4165730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417503">
            <text:p>0.417503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18487">
            <text:p>0.418487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419495">
            <text:p>0.419495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420521">
            <text:p>0.420521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421522">
            <text:p>0.421522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422493">
            <text:p>0.4224930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423506">
            <text:p>0.423506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424479">
            <text:p>0.424479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425451">
            <text:p>0.4254510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426487">
            <text:p>0.426487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4275">
            <text:p>0.427500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428569">
            <text:p>0.428569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42955">
            <text:p>0.429550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430539">
            <text:p>0.430539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431484">
            <text:p>0.431484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432465">
            <text:p>0.432465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33543">
            <text:p>0.4335430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434523">
            <text:p>0.434523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435554">
            <text:p>0.435554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436613">
            <text:p>0.4366130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437584">
            <text:p>0.437584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438574">
            <text:p>0.438574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439524">
            <text:p>0.439524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440476">
            <text:p>0.440476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441452">
            <text:p>0.441452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442426">
            <text:p>0.4424260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4343">
            <text:p>0.443430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444422">
            <text:p>0.444422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445385">
            <text:p>0.4453850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44638">
            <text:p>0.446380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447388">
            <text:p>0.447388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448421">
            <text:p>0.4484210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449522">
            <text:p>0.449522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450562">
            <text:p>0.450562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45157">
            <text:p>0.451570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452545">
            <text:p>0.452545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53556">
            <text:p>0.4535560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454579">
            <text:p>0.454579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455605">
            <text:p>0.4556050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456578">
            <text:p>0.4565780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457551">
            <text:p>0.4575510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458613">
            <text:p>0.458613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459591">
            <text:p>0.459591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460549">
            <text:p>0.460549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461594">
            <text:p>0.4615940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462627">
            <text:p>0.4626270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63637">
            <text:p>0.4636370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46458">
            <text:p>0.464580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465595">
            <text:p>0.465595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466596">
            <text:p>0.4665960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467626">
            <text:p>0.4676260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46867">
            <text:p>0.4686700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469627">
            <text:p>0.469627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470635">
            <text:p>0.470635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471634">
            <text:p>0.4716340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472663">
            <text:p>0.4726630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473648">
            <text:p>0.4736480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474636">
            <text:p>0.474636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475644">
            <text:p>0.4756440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476673">
            <text:p>0.476673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477649">
            <text:p>0.4776490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478659">
            <text:p>0.4786590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479674">
            <text:p>0.479674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480642">
            <text:p>0.480642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481634">
            <text:p>0.4816340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482652">
            <text:p>0.4826520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483609">
            <text:p>0.483609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484628">
            <text:p>0.484628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485651">
            <text:p>0.485651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486676">
            <text:p>0.486676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487625">
            <text:p>0.487625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488581">
            <text:p>0.488581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489622">
            <text:p>0.489622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49055">
            <text:p>0.490550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491597">
            <text:p>0.491597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492589">
            <text:p>0.4925890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493624">
            <text:p>0.493624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494662">
            <text:p>0.494662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495688">
            <text:p>0.495688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496713">
            <text:p>0.496713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497683">
            <text:p>0.497683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498693">
            <text:p>0.498693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499711">
            <text:p>0.499711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500714">
            <text:p>0.5007140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0.501723">
            <text:p>0.5017230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0.502732">
            <text:p>0.5027320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0.503735">
            <text:p>0.5037350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0.504692">
            <text:p>0.5046920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0.505703">
            <text:p>0.5057030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0.50667">
            <text:p>0.5066700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0.507703">
            <text:p>0.5077030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0.508717">
            <text:p>0.5087170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0.509752">
            <text:p>0.5097520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0.51071">
            <text:p>0.510710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0.511703">
            <text:p>0.5117030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512686">
            <text:p>0.5126860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0.513679">
            <text:p>0.5136790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0.514665">
            <text:p>0.5146650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0.515633">
            <text:p>0.515633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0.51669">
            <text:p>0.5166900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0.517711">
            <text:p>0.5177110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0.518719">
            <text:p>0.5187190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0.519759">
            <text:p>0.519759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.520738">
            <text:p>0.5207380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0.521695">
            <text:p>0.5216950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0.522667">
            <text:p>0.5226670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0.523703">
            <text:p>0.5237030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0.524697">
            <text:p>0.5246970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0.525665">
            <text:p>0.5256650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0.52674">
            <text:p>0.5267400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0.527729">
            <text:p>0.527729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0.528751">
            <text:p>0.5287510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0.529741">
            <text:p>0.5297410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0.53079">
            <text:p>0.5307900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0.531796">
            <text:p>0.5317960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0.53277">
            <text:p>0.5327700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0.533771">
            <text:p>0.5337710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0.534803">
            <text:p>0.5348030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0.535826">
            <text:p>0.5358260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0.536869">
            <text:p>0.5368690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0.537871">
            <text:p>0.5378710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0.538838">
            <text:p>0.5388380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0.539846">
            <text:p>0.5398460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0.540857">
            <text:p>0.5408570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0.541909">
            <text:p>0.5419090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0.54297">
            <text:p>0.5429700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0.543985">
            <text:p>0.5439850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0.545">
            <text:p>0.5450000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0.54603">
            <text:p>0.5460300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0.547001">
            <text:p>0.5470010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0.548019">
            <text:p>0.5480190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0.549028">
            <text:p>0.5490280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0.550056">
            <text:p>0.550056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0.551064">
            <text:p>0.5510640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0.552058">
            <text:p>0.552058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0.553007">
            <text:p>0.5530070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0.554024">
            <text:p>0.5540240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0.555055">
            <text:p>0.5550550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0.556047">
            <text:p>0.5560470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0.557046">
            <text:p>0.5570460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0.55798">
            <text:p>0.5579800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0.559011">
            <text:p>0.5590110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0.560026">
            <text:p>0.5600260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561014">
            <text:p>0.5610140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0.561992">
            <text:p>0.5619920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0.56301">
            <text:p>0.5630100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0.563986">
            <text:p>0.5639860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0.565033">
            <text:p>0.5650330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0.565964">
            <text:p>0.5659640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0.566985">
            <text:p>0.5669850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0.567995">
            <text:p>0.5679950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0.569011">
            <text:p>0.5690110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0.570036">
            <text:p>0.5700360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0.570994">
            <text:p>0.5709940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0.571931">
            <text:p>0.5719310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0.572974">
            <text:p>0.5729740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0.573903">
            <text:p>0.5739030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0.574859">
            <text:p>0.5748590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0.575896">
            <text:p>0.5758960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0.576928">
            <text:p>0.5769280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0.577902">
            <text:p>0.5779020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0.578908">
            <text:p>0.5789080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0.579874">
            <text:p>0.5798740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0.580837">
            <text:p>0.5808370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0.581836">
            <text:p>0.5818360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0.582821">
            <text:p>0.5828210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0.583795">
            <text:p>0.5837950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0.584819">
            <text:p>0.5848190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0.585818">
            <text:p>0.5858180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0.58684">
            <text:p>0.5868400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0.587833">
            <text:p>0.5878330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0.588817">
            <text:p>0.5888170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0.589839">
            <text:p>0.5898390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0.590806">
            <text:p>0.5908060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0.591833">
            <text:p>0.5918330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0.592794">
            <text:p>0.5927940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0.593789">
            <text:p>0.5937890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0.594771">
            <text:p>0.5947710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0.595793">
            <text:p>0.5957930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0.596772">
            <text:p>0.5967720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0.597707">
            <text:p>0.5977070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0.598689">
            <text:p>0.5986890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0.599697">
            <text:p>0.599697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600684">
            <text:p>0.6006840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0.601675">
            <text:p>0.6016750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0.602624">
            <text:p>0.6026240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0.603587">
            <text:p>0.6035870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0.604586">
            <text:p>0.6045860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0.605608">
            <text:p>0.6056080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0.606641">
            <text:p>0.6066410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0.607672">
            <text:p>0.6076720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0.608741">
            <text:p>0.6087410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0.609703">
            <text:p>0.6097030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0.610689">
            <text:p>0.6106890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0.611644">
            <text:p>0.6116440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0.612633">
            <text:p>0.6126330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0.61363">
            <text:p>0.6136300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0.614627">
            <text:p>0.6146270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0.615618">
            <text:p>0.6156180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0.616663">
            <text:p>0.6166630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0.617706">
            <text:p>0.6177060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0.618694">
            <text:p>0.6186940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0.619655">
            <text:p>0.6196550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0.620704">
            <text:p>0.6207040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0.621684">
            <text:p>0.6216840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0.622699">
            <text:p>0.6226990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0.6237">
            <text:p>0.6237000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0.624687">
            <text:p>0.6246870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0.62568">
            <text:p>0.6256800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0.626702">
            <text:p>0.6267020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0.627682">
            <text:p>0.6276820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0.628691">
            <text:p>0.6286910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0.629748">
            <text:p>0.6297480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0.630752">
            <text:p>0.6307520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0.631733">
            <text:p>0.6317330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0.632695">
            <text:p>0.6326950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0.633694">
            <text:p>0.6336940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0.63466">
            <text:p>0.6346600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0.635608">
            <text:p>0.635608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0.63665">
            <text:p>0.6366500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0.63766">
            <text:p>0.6376600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0.638663">
            <text:p>0.6386630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0.6397">
            <text:p>0.6397000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640703">
            <text:p>0.6407030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0.64169">
            <text:p>0.6416900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0.64266">
            <text:p>0.6426600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0.643654">
            <text:p>0.6436540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0.644697">
            <text:p>0.6446970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0.645647">
            <text:p>0.6456470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0.646588">
            <text:p>0.6465880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0.647545">
            <text:p>0.6475450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0.648528">
            <text:p>0.6485280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0.649529">
            <text:p>0.6495290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0.650486">
            <text:p>0.6504860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0.651535">
            <text:p>0.6515350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0.652508">
            <text:p>0.6525080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0.653447">
            <text:p>0.6534470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0.654437">
            <text:p>0.6544370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0.655479">
            <text:p>0.6554790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0.656499">
            <text:p>0.6564990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0.657486">
            <text:p>0.6574860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0.658498">
            <text:p>0.6584980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0.659481">
            <text:p>0.6594810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0.660453">
            <text:p>0.6604530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0.661467">
            <text:p>0.661467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0.662455">
            <text:p>0.6624550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0.663421">
            <text:p>0.663421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0.664452">
            <text:p>0.6644520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0.665484">
            <text:p>0.665484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0.66653">
            <text:p>0.666530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0.667523">
            <text:p>0.667523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0.668531">
            <text:p>0.668531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0.669532">
            <text:p>0.669532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0.670542">
            <text:p>0.670542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0.671543">
            <text:p>0.671543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0.672505">
            <text:p>0.672505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0.673435">
            <text:p>0.6734350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0.674457">
            <text:p>0.6744570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0.675503">
            <text:p>0.6755030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0.676558">
            <text:p>0.6765580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0.677549">
            <text:p>0.6775490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0.678535">
            <text:p>0.6785350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0.67953">
            <text:p>0.6795300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0.680545">
            <text:p>0.6805450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0.681614">
            <text:p>0.6816140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0.682651">
            <text:p>0.6826510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0.683645">
            <text:p>0.6836450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0.684654">
            <text:p>0.6846540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0.685647">
            <text:p>0.6856470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0.686641">
            <text:p>0.6866410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0.687688">
            <text:p>0.6876880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0.688717">
            <text:p>0.6887170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0.689727">
            <text:p>0.6897270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0.690765">
            <text:p>0.6907650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0.691783">
            <text:p>0.691783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0.692785">
            <text:p>0.6927850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0.693786">
            <text:p>0.6937860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0.694788">
            <text:p>0.6947880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0.695757">
            <text:p>0.6957570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0.696771">
            <text:p>0.6967710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0.6978">
            <text:p>0.6978000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0.698785">
            <text:p>0.6987850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0.699859">
            <text:p>0.6998590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700865">
            <text:p>0.7008650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0.701878">
            <text:p>0.7018780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0.702904">
            <text:p>0.7029040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0.703895">
            <text:p>0.7038950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0.704896">
            <text:p>0.7048960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0.705845">
            <text:p>0.7058450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0.706857">
            <text:p>0.7068570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0.707907">
            <text:p>0.7079070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0.708896">
            <text:p>0.7088960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0.709882">
            <text:p>0.709882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0.710859">
            <text:p>0.7108590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0.711856">
            <text:p>0.7118560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0.712816">
            <text:p>0.7128160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0.713772">
            <text:p>0.7137720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0.714704">
            <text:p>0.7147040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0.71572">
            <text:p>0.7157200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0.716729">
            <text:p>0.7167290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0.717694">
            <text:p>0.7176940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0.718692">
            <text:p>0.7186920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0.719705">
            <text:p>0.7197050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.72066">
            <text:p>0.7206600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0.721685">
            <text:p>0.7216850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0.722627">
            <text:p>0.7226270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0.723678">
            <text:p>0.7236780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0.724721">
            <text:p>0.7247210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0.725759">
            <text:p>0.7257590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0.726791">
            <text:p>0.7267910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0.727775">
            <text:p>0.7277750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0.728712">
            <text:p>0.7287120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0.729691">
            <text:p>0.7296910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0.730672">
            <text:p>0.7306720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0.731706">
            <text:p>0.7317060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0.732753">
            <text:p>0.7327530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0.733771">
            <text:p>0.7337710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0.734763">
            <text:p>0.7347630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0.735776">
            <text:p>0.7357760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0.736742">
            <text:p>0.7367420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0.73775">
            <text:p>0.7377500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0.738811">
            <text:p>0.7388110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0.739779">
            <text:p>0.7397790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.740804">
            <text:p>0.7408040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0.741844">
            <text:p>0.7418440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0.742812">
            <text:p>0.7428120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0.743821">
            <text:p>0.7438210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0.744801">
            <text:p>0.7448010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0.745785">
            <text:p>0.7457850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0.746769">
            <text:p>0.7467690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0.747732">
            <text:p>0.7477320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0.748731">
            <text:p>0.7487310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0.749704">
            <text:p>0.749704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0.750726">
            <text:p>0.7507260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0.751729">
            <text:p>0.7517290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0.752703">
            <text:p>0.7527030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0.753706">
            <text:p>0.7537060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0.75472">
            <text:p>0.7547200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0.755757">
            <text:p>0.7557570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0.756779">
            <text:p>0.7567790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0.757761">
            <text:p>0.7577610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0.758805">
            <text:p>0.7588050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0.759814">
            <text:p>0.7598140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0.760767">
            <text:p>0.7607670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0.761767">
            <text:p>0.7617670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0.762774">
            <text:p>0.7627740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0.763782">
            <text:p>0.7637820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0.764755">
            <text:p>0.7647550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0.765755">
            <text:p>0.7657550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0.766742">
            <text:p>0.7667420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0.767739">
            <text:p>0.7677390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0.768784">
            <text:p>0.7687840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0.769795">
            <text:p>0.7697950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0.77075">
            <text:p>0.7707500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0.771686">
            <text:p>0.7716860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0.772683">
            <text:p>0.7726830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0.773662">
            <text:p>0.7736620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0.774659">
            <text:p>0.7746590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0.775623">
            <text:p>0.7756230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0.776632">
            <text:p>0.7766320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0.777594">
            <text:p>0.7775940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0.778564">
            <text:p>0.7785640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0.779587">
            <text:p>0.7795870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0.780582">
            <text:p>0.7805820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0.781561">
            <text:p>0.7815610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0.782582">
            <text:p>0.7825820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0.783563">
            <text:p>0.7835630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0.784553">
            <text:p>0.7845530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0.785611">
            <text:p>0.7856110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0.78666">
            <text:p>0.7866600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0.78765">
            <text:p>0.7876500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0.788637">
            <text:p>0.7886370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0.789642">
            <text:p>0.7896420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0.790623">
            <text:p>0.7906230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0.79158">
            <text:p>0.7915800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0.792567">
            <text:p>0.7925670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0.793581">
            <text:p>0.7935810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0.794554">
            <text:p>0.7945540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0.795527">
            <text:p>0.7955270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0.79654">
            <text:p>0.7965400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0.797538">
            <text:p>0.7975380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0.798588">
            <text:p>0.7985880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0.799652">
            <text:p>0.799652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800695">
            <text:p>0.8006950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0.801703">
            <text:p>0.8017030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0.802745">
            <text:p>0.8027450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0.803712">
            <text:p>0.8037120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0.804667">
            <text:p>0.8046670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0.805686">
            <text:p>0.8056860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0.806644">
            <text:p>0.8066440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0.807661">
            <text:p>0.8076610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0.808703">
            <text:p>0.8087030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0.809659">
            <text:p>0.8096590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0.810667">
            <text:p>0.8106670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0.811725">
            <text:p>0.8117250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0.81272">
            <text:p>0.8127200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0.813756">
            <text:p>0.8137560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0.814725">
            <text:p>0.8147250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0.81573">
            <text:p>0.8157300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0.816738">
            <text:p>0.8167380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0.817757">
            <text:p>0.8177570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0.818733">
            <text:p>0.8187330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0.819646">
            <text:p>0.8196460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0.820626">
            <text:p>0.8206260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0.821579">
            <text:p>0.8215790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0.822565">
            <text:p>0.8225650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0.823559">
            <text:p>0.8235590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0.82456">
            <text:p>0.8245600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0.825532">
            <text:p>0.8255320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0.826522">
            <text:p>0.8265220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0.827532">
            <text:p>0.8275320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0.828504">
            <text:p>0.8285040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0.829543">
            <text:p>0.8295430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0.83051">
            <text:p>0.8305100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0.83149">
            <text:p>0.8314900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0.832522">
            <text:p>0.8325220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0.83355">
            <text:p>0.8335500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0.834537">
            <text:p>0.8345370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0.835514">
            <text:p>0.8355140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0.836494">
            <text:p>0.8364940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0.837484">
            <text:p>0.8374840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0.838536">
            <text:p>0.8385360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0.839547">
            <text:p>0.8395470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0.840544">
            <text:p>0.8405440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0.841559">
            <text:p>0.8415590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0.842541">
            <text:p>0.8425410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0.843544">
            <text:p>0.8435440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0.844545">
            <text:p>0.8445450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0.845541">
            <text:p>0.8455410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0.846587">
            <text:p>0.8465870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0.847605">
            <text:p>0.8476050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0.848557">
            <text:p>0.8485570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0.849576">
            <text:p>0.8495760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0.850598">
            <text:p>0.8505980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0.851596">
            <text:p>0.8515960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0.852596">
            <text:p>0.8525960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0.853611">
            <text:p>0.8536110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0.854617">
            <text:p>0.8546170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0.855588">
            <text:p>0.8555880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0.856581">
            <text:p>0.8565810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0.857597">
            <text:p>0.8575970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0.858649">
            <text:p>0.8586490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0.859668">
            <text:p>0.8596680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0.860692">
            <text:p>0.8606920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0.861669">
            <text:p>0.8616690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0.862674">
            <text:p>0.8626740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0.863664">
            <text:p>0.8636640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0.864665">
            <text:p>0.8646650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0.865706">
            <text:p>0.8657060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0.866644">
            <text:p>0.8666440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0.867693">
            <text:p>0.8676930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0.868641">
            <text:p>0.8686410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0.869652">
            <text:p>0.8696520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0.870678">
            <text:p>0.8706780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0.871717">
            <text:p>0.8717170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0.872807">
            <text:p>0.8728070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0.873796">
            <text:p>0.8737960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0.874807">
            <text:p>0.8748070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0.875801">
            <text:p>0.8758010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0.876811">
            <text:p>0.8768110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0.877819">
            <text:p>0.8778190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0.87877">
            <text:p>0.8787700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0.879774">
            <text:p>0.8797740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0.880761">
            <text:p>0.8807610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0.881803">
            <text:p>0.8818030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0.882782">
            <text:p>0.8827820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0.883856">
            <text:p>0.8838560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0.884859">
            <text:p>0.8848590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0.885845">
            <text:p>0.8858450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0.886866">
            <text:p>0.8868660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0.887894">
            <text:p>0.8878940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0.888916">
            <text:p>0.8889160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0.889904">
            <text:p>0.8899040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0.890895">
            <text:p>0.8908950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0.89191">
            <text:p>0.8919100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0.892959">
            <text:p>0.8929590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0.893977">
            <text:p>0.8939770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0.894916">
            <text:p>0.8949160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0.895904">
            <text:p>0.8959040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0.89693">
            <text:p>0.8969300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0.897889">
            <text:p>0.8978890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0.898899">
            <text:p>0.8988990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0.899945">
            <text:p>0.899945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0.900932">
            <text:p>0.9009320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0.901948">
            <text:p>0.9019480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0.902949">
            <text:p>0.9029490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0.904018">
            <text:p>0.9040180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0.905036">
            <text:p>0.9050360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0.906035">
            <text:p>0.9060350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0.907069">
            <text:p>0.9070690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0.908166">
            <text:p>0.9081660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0.909134">
            <text:p>0.9091340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0.910151">
            <text:p>0.9101510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0.91115">
            <text:p>0.9111500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0.91219">
            <text:p>0.9121900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0.913169">
            <text:p>0.9131690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0.914163">
            <text:p>0.9141630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0.91511">
            <text:p>0.9151100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0.916125">
            <text:p>0.9161250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0.917127">
            <text:p>0.9171270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0.918184">
            <text:p>0.9181840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0.919224">
            <text:p>0.9192240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0.920186">
            <text:p>0.9201860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0.921177">
            <text:p>0.9211770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0.922136">
            <text:p>0.9221360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0.923103">
            <text:p>0.9231030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0.92407">
            <text:p>0.9240700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0.925039">
            <text:p>0.9250390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0.926058">
            <text:p>0.9260580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0.927074">
            <text:p>0.9270740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0.928086">
            <text:p>0.9280860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0.929117">
            <text:p>0.9291170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0.930108">
            <text:p>0.9301080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0.931157">
            <text:p>0.9311570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0.932137">
            <text:p>0.9321370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0.933176">
            <text:p>0.9331760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0.934145">
            <text:p>0.9341450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0.935181">
            <text:p>0.9351810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0.936191">
            <text:p>0.9361910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0.937211">
            <text:p>0.9372110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0.93824">
            <text:p>0.9382400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0.939271">
            <text:p>0.9392710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0.940239">
            <text:p>0.9402390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0.941236">
            <text:p>0.9412360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0.942244">
            <text:p>0.9422440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0.943241">
            <text:p>0.9432410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0.944257">
            <text:p>0.9442570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0.945261">
            <text:p>0.9452610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0.946247">
            <text:p>0.9462470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0.947217">
            <text:p>0.9472170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0.948232">
            <text:p>0.9482320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0.949188">
            <text:p>0.9491880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0.950189">
            <text:p>0.9501890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0.951218">
            <text:p>0.9512180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0.952241">
            <text:p>0.9522410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0.953185">
            <text:p>0.9531850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0.954134">
            <text:p>0.9541340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0.95517">
            <text:p>0.9551700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0.956144">
            <text:p>0.9561440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0.957115">
            <text:p>0.9571150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0.95817">
            <text:p>0.9581700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0.959137">
            <text:p>0.9591370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0.960158">
            <text:p>0.9601580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0.961139">
            <text:p>0.9611390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0.962143">
            <text:p>0.9621430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0.963178">
            <text:p>0.9631780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0.964151">
            <text:p>0.9641510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0.96512">
            <text:p>0.9651200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0.966128">
            <text:p>0.9661280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0.96712">
            <text:p>0.9671200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0.968118">
            <text:p>0.9681180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0.96914">
            <text:p>0.9691400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0.970156">
            <text:p>0.9701560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0.971134">
            <text:p>0.9711340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0.972132">
            <text:p>0.9721320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0.973184">
            <text:p>0.9731840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0.974134">
            <text:p>0.9741340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0.975117">
            <text:p>0.9751170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0.976095">
            <text:p>0.9760950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0.97708">
            <text:p>0.9770800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0.978089">
            <text:p>0.9780890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0.979071">
            <text:p>0.9790710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0.98003">
            <text:p>0.9800300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0.981041">
            <text:p>0.9810410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0.982047">
            <text:p>0.9820470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0.98303">
            <text:p>0.9830300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0.984098">
            <text:p>0.9840980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0.985137">
            <text:p>0.9851370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0.986121">
            <text:p>0.9861210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0.987089">
            <text:p>0.9870890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0.988049">
            <text:p>0.9880490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0.989039">
            <text:p>0.9890390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0.98998">
            <text:p>0.9899800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0.990989">
            <text:p>0.9909890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0.991973">
            <text:p>0.9919730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0.992942">
            <text:p>0.9929420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0.993967">
            <text:p>0.9939670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0.994942">
            <text:p>0.9949420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0.995931">
            <text:p>0.9959310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0.996919">
            <text:p>0.9969190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0.997947">
            <text:p>0.9979470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0.998948">
            <text:p>0.9989480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1">
            <text:p>1.0000000</text:p>
          </table:table-cell>
        </table:table-row>
        <table:table-row table:style-name="ro1" table:number-rows-repeated="104757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1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7" number:min-integer-digits="1"/>
    </number:number-style>
    <number:number-style style:name="N122">
      <number:number number:decimal-places="7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 </meta:initial-creator>
    <meta:creation-date>2017-06-04T17:44:53</meta:creation-date>
    <dc:date>2017-06-05T01:08:59</dc:date>
    <dc:creator>Cat </dc:creator>
    <meta:editing-duration>P0D</meta:editing-duration>
    <meta:editing-cycles>2</meta:editing-cycles>
    <meta:generator>LibreOffice/3.5$Linux_X86_64 LibreOffice_project/350m1$Build-2</meta:generator>
    <meta:document-statistic meta:table-count="5" meta:cell-count="20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aximum="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874cm" svg:height="8.992cm" xlink:href=".." xlink:type="simple" chart:class="chart:line" chart:style-name="ch1">
        <chart:legend chart:legend-position="end" svg:x="15.022cm" svg:y="4.197cm" style:legend-expansion="high" chart:style-name="ch2"/>
        <chart:plot-area chart:style-name="ch3" table:cell-range-address="Sheet1_2.B1:Sheet1_2.B45" svg:x="0.807cm" svg:y="0.851cm" svg:width="13.501cm" svg:height="7.542cm">
          <chartooo:coordinate-region svg:x="2.646cm" svg:y="1.05cm" svg:width="11.475cm" svg:height="6.6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2.B1:Sheet1_2.B45" chart:class="chart:line">
            <chart:data-point chart:repeated="4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99">
                <text:p>0.000199</text:p>
                <draw:g>
                  <svg:desc>Sheet1_2.B1:Sheet1_2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634">
                <text:p>0.0036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8735">
                <text:p>0.018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687">
                <text:p>0.052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8945">
                <text:p>0.108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5091">
                <text:p>0.185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4885">
                <text:p>0.274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1478">
                <text:p>0.3714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8667">
                <text:p>0.468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0275">
                <text:p>0.560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2849">
                <text:p>0.642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5209">
                <text:p>0.715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7122">
                <text:p>0.777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27576">
                <text:p>0.827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68413">
                <text:p>0.868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00925">
                <text:p>0.900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25845">
                <text:p>0.9258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45028">
                <text:p>0.9450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9594">
                <text:p>0.9595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70663">
                <text:p>0.9706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8945">
                <text:p>0.9789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4877">
                <text:p>0.984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928">
                <text:p>0.989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243">
                <text:p>0.992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4632">
                <text:p>0.9946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6225">
                <text:p>0.996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7316">
                <text:p>0.9973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8162">
                <text:p>0.998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8711">
                <text:p>0.9987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9095">
                <text:p>0.9990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9381">
                <text:p>0.9993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9585">
                <text:p>0.9995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973">
                <text:p>0.999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9821">
                <text:p>0.9998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9878">
                <text:p>0.9998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9913">
                <text:p>0.9999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995">
                <text:p>0.999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9967">
                <text:p>0.9999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9978">
                <text:p>0.9999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9987">
                <text:p>0.9999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9991">
                <text:p>0.9999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9998">
                <text:p>0.999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9999">
                <text:p>0.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maximum="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42cm" svg:height="8.752cm" xlink:href=".." xlink:type="simple" chart:class="chart:line" chart:style-name="ch1">
        <chart:legend chart:legend-position="end" svg:x="12.79cm" svg:y="4.077cm" style:legend-expansion="high" chart:style-name="ch2"/>
        <chart:plot-area chart:style-name="ch3" table:cell-range-address="Sheet1_3.B1:Sheet1_3.B999" svg:x="0.762cm" svg:y="0.835cm" svg:width="11.404cm" svg:height="7.322cm">
          <chartooo:coordinate-region svg:x="2.601cm" svg:y="1.034cm" svg:width="9.332cm" svg:height="6.4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3.B1:Sheet1_3.B999" chart:class="chart:line">
            <chart:data-point chart:repeated="9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024">
                <text:p>0.001024</text:p>
                <draw:g>
                  <svg:desc>Sheet1_3.B1:Sheet1_3.B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962">
                <text:p>0.002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982">
                <text:p>0.003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988">
                <text:p>0.004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984">
                <text:p>0.005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018">
                <text:p>0.007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996">
                <text:p>0.007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047">
                <text:p>0.009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994">
                <text:p>0.009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02">
                <text:p>0.01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997">
                <text:p>0.011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003">
                <text:p>0.013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015">
                <text:p>0.014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5045">
                <text:p>0.015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6091">
                <text:p>0.0160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7048">
                <text:p>0.017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8026">
                <text:p>0.0180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002">
                <text:p>0.019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0076">
                <text:p>0.0200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1057">
                <text:p>0.021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2086">
                <text:p>0.0220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3129">
                <text:p>0.023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158">
                <text:p>0.024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5133">
                <text:p>0.0251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6119">
                <text:p>0.0261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7166">
                <text:p>0.0271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815">
                <text:p>0.028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9165">
                <text:p>0.029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0131">
                <text:p>0.0301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1147">
                <text:p>0.0311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2119">
                <text:p>0.032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3024">
                <text:p>0.0330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4043">
                <text:p>0.0340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5052">
                <text:p>0.035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6018">
                <text:p>0.0360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7016">
                <text:p>0.037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985">
                <text:p>0.037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983">
                <text:p>0.0389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929">
                <text:p>0.0399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0935">
                <text:p>0.0409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95">
                <text:p>0.041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951">
                <text:p>0.0429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923">
                <text:p>0.0439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897">
                <text:p>0.0448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887">
                <text:p>0.0458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949">
                <text:p>0.0469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907">
                <text:p>0.0479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897">
                <text:p>0.048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856">
                <text:p>0.0498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083">
                <text:p>0.050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862">
                <text:p>0.0518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83">
                <text:p>0.052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882">
                <text:p>0.0538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896">
                <text:p>0.0548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5837">
                <text:p>0.0558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946">
                <text:p>0.0569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977">
                <text:p>0.0579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975">
                <text:p>0.0589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951">
                <text:p>0.0599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0938">
                <text:p>0.0609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932">
                <text:p>0.0619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949">
                <text:p>0.0629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873">
                <text:p>0.0638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86">
                <text:p>0.064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914">
                <text:p>0.0659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973">
                <text:p>0.0669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8013">
                <text:p>0.0680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976">
                <text:p>0.0689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928">
                <text:p>0.0699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0964">
                <text:p>0.0709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952">
                <text:p>0.0719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934">
                <text:p>0.0729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3907">
                <text:p>0.0739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892">
                <text:p>0.0748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917">
                <text:p>0.0759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87">
                <text:p>0.076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7827">
                <text:p>0.0778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856">
                <text:p>0.0788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9882">
                <text:p>0.079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0916">
                <text:p>0.0809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906">
                <text:p>0.0819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2931">
                <text:p>0.0829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3873">
                <text:p>0.0838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871">
                <text:p>0.0848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841">
                <text:p>0.0858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6807">
                <text:p>0.0868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817">
                <text:p>0.0878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8772">
                <text:p>0.0887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9841">
                <text:p>0.0898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0821">
                <text:p>0.0908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816">
                <text:p>0.0918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2808">
                <text:p>0.0928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3825">
                <text:p>0.0938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4848">
                <text:p>0.0948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848">
                <text:p>0.0958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874">
                <text:p>0.0968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786">
                <text:p>0.097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809">
                <text:p>0.0988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84">
                <text:p>0.099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0808">
                <text:p>0.1008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1767">
                <text:p>0.1017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2758">
                <text:p>0.1027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3767">
                <text:p>0.1037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745">
                <text:p>0.1047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5715">
                <text:p>0.1057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6702">
                <text:p>0.1067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768">
                <text:p>0.107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8699">
                <text:p>0.1086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9722">
                <text:p>0.1097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0733">
                <text:p>0.1107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1678">
                <text:p>0.1116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268">
                <text:p>0.11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3715">
                <text:p>0.1137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4739">
                <text:p>0.1147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5713">
                <text:p>0.1157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6711">
                <text:p>0.1167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7764">
                <text:p>0.1177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8732">
                <text:p>0.1187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9713">
                <text:p>0.1197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0732">
                <text:p>0.1207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1749">
                <text:p>0.1217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276">
                <text:p>0.122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3724">
                <text:p>0.1237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4668">
                <text:p>0.1246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568">
                <text:p>0.125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6645">
                <text:p>0.1266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7668">
                <text:p>0.1276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8615">
                <text:p>0.1286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29596">
                <text:p>0.1295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0629">
                <text:p>0.1306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1607">
                <text:p>0.1316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255">
                <text:p>0.132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3507">
                <text:p>0.1335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4497">
                <text:p>0.1344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5493">
                <text:p>0.1354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6481">
                <text:p>0.1364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7503">
                <text:p>0.1375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8504">
                <text:p>0.1385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9491">
                <text:p>0.1394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0515">
                <text:p>0.1405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1573">
                <text:p>0.1415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2587">
                <text:p>0.1425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3573">
                <text:p>0.1435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4594">
                <text:p>0.1445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5575">
                <text:p>0.1455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6567">
                <text:p>0.1465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7552">
                <text:p>0.1475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8537">
                <text:p>0.1485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9583">
                <text:p>0.1495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0582">
                <text:p>0.1505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1601">
                <text:p>0.1516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261">
                <text:p>0.152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3627">
                <text:p>0.1536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459">
                <text:p>0.154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5646">
                <text:p>0.1556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6681">
                <text:p>0.1566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7649">
                <text:p>0.1576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8666">
                <text:p>0.1586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9689">
                <text:p>0.1596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0708">
                <text:p>0.1607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1679">
                <text:p>0.1616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2683">
                <text:p>0.1626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3651">
                <text:p>0.1636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465">
                <text:p>0.164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566">
                <text:p>0.165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6679">
                <text:p>0.1666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7689">
                <text:p>0.1676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8695">
                <text:p>0.1686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69743">
                <text:p>0.1697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0777">
                <text:p>0.17077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1757">
                <text:p>0.1717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2718">
                <text:p>0.1727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3749">
                <text:p>0.1737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475">
                <text:p>0.174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5749">
                <text:p>0.1757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6731">
                <text:p>0.1767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7727">
                <text:p>0.1777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8758">
                <text:p>0.1787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9792">
                <text:p>0.1797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0787">
                <text:p>0.1807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173">
                <text:p>0.181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2702">
                <text:p>0.1827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374">
                <text:p>0.183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4788">
                <text:p>0.1847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5738">
                <text:p>0.1857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6777">
                <text:p>0.1867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7822">
                <text:p>0.1878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8772">
                <text:p>0.1887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89815">
                <text:p>0.1898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0821">
                <text:p>0.1908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1823">
                <text:p>0.1918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2786">
                <text:p>0.1927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3716">
                <text:p>0.1937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4695">
                <text:p>0.1946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5718">
                <text:p>0.1957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6669">
                <text:p>0.1966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7603">
                <text:p>0.1976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8635">
                <text:p>0.1986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9629">
                <text:p>0.1996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00578">
                <text:p>0.2005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16">
                <text:p>0.20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2564">
                <text:p>0.2025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3577">
                <text:p>0.2035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4586">
                <text:p>0.2045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5602">
                <text:p>0.2056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6583">
                <text:p>0.2065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762">
                <text:p>0.207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8583">
                <text:p>0.2085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09514">
                <text:p>0.2095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0509">
                <text:p>0.2105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1561">
                <text:p>0.2115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2538">
                <text:p>0.2125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3587">
                <text:p>0.2135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46">
                <text:p>0.21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5586">
                <text:p>0.2155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6571">
                <text:p>0.2165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7576">
                <text:p>0.2175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8582">
                <text:p>0.218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9546">
                <text:p>0.2195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0485">
                <text:p>0.2204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1509">
                <text:p>0.2215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2523">
                <text:p>0.2225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23512">
                <text:p>0.2235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4523">
                <text:p>0.2245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5522">
                <text:p>0.2255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6536">
                <text:p>0.2265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7479">
                <text:p>0.2274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8522">
                <text:p>0.2285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29539">
                <text:p>0.2295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0579">
                <text:p>0.2305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1541">
                <text:p>0.2315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2577">
                <text:p>0.2325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3595">
                <text:p>0.2335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4565">
                <text:p>0.2345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5552">
                <text:p>0.2355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6619">
                <text:p>0.2366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7603">
                <text:p>0.2376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8609">
                <text:p>0.2386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39666">
                <text:p>0.2396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069">
                <text:p>0.240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1719">
                <text:p>0.2417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2732">
                <text:p>0.2427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3712">
                <text:p>0.2437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4761">
                <text:p>0.2447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5794">
                <text:p>0.2457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679">
                <text:p>0.246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7829">
                <text:p>0.2478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8827">
                <text:p>0.2488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984">
                <text:p>0.249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0891">
                <text:p>0.2508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1908">
                <text:p>0.2519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52957">
                <text:p>0.2529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4017">
                <text:p>0.2540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5017">
                <text:p>0.2550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6998">
                <text:p>0.2569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8022">
                <text:p>0.2580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906">
                <text:p>0.259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60033">
                <text:p>0.2600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1037">
                <text:p>0.2610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2031">
                <text:p>0.2620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306">
                <text:p>0.263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4062">
                <text:p>0.2640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5098">
                <text:p>0.2650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6117">
                <text:p>0.2661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67148">
                <text:p>0.2671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8107">
                <text:p>0.2681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9046">
                <text:p>0.2690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70041">
                <text:p>0.2700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71054">
                <text:p>0.2710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1989">
                <text:p>0.2719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72985">
                <text:p>0.2729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3962">
                <text:p>0.2739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4982">
                <text:p>0.2749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6082">
                <text:p>0.2760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7062">
                <text:p>0.2770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8088">
                <text:p>0.2780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9095">
                <text:p>0.2790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80103">
                <text:p>0.2801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1107">
                <text:p>0.2811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2104">
                <text:p>0.2821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83139">
                <text:p>0.2831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8413">
                <text:p>0.284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85161">
                <text:p>0.2851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86218">
                <text:p>0.2862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87272">
                <text:p>0.2872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8183">
                <text:p>0.2881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92">
                <text:p>0.28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90228">
                <text:p>0.2902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1228">
                <text:p>0.2912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225">
                <text:p>0.292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93267">
                <text:p>0.2932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4267">
                <text:p>0.2942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95271">
                <text:p>0.2952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6322">
                <text:p>0.2963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97297">
                <text:p>0.2972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8263">
                <text:p>0.2982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9189">
                <text:p>0.2991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00231">
                <text:p>0.3002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01244">
                <text:p>0.3012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02212">
                <text:p>0.3022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03204">
                <text:p>0.3032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042">
                <text:p>0.30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05194">
                <text:p>0.3051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06175">
                <text:p>0.3061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07179">
                <text:p>0.3071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8136">
                <text:p>0.3081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9119">
                <text:p>0.3091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10179">
                <text:p>0.3101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11149">
                <text:p>0.3111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12164">
                <text:p>0.3121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13138">
                <text:p>0.3131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14107">
                <text:p>0.3141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15067">
                <text:p>0.3150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16052">
                <text:p>0.3160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17046">
                <text:p>0.3170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18052">
                <text:p>0.3180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9057">
                <text:p>0.3190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20013">
                <text:p>0.3200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2102">
                <text:p>0.321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21966">
                <text:p>0.3219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22988">
                <text:p>0.3229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25017">
                <text:p>0.3250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26036">
                <text:p>0.3260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2702">
                <text:p>0.327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28029">
                <text:p>0.3280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29018">
                <text:p>0.3290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30055">
                <text:p>0.3300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31003">
                <text:p>0.3310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32006">
                <text:p>0.3320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33061">
                <text:p>0.3330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34057">
                <text:p>0.3340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35079">
                <text:p>0.3350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36059">
                <text:p>0.3360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37089">
                <text:p>0.3370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81">
                <text:p>0.33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3901">
                <text:p>0.339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39979">
                <text:p>0.3399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40975">
                <text:p>0.3409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42003">
                <text:p>0.3420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43027">
                <text:p>0.3430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43979">
                <text:p>0.3439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45019">
                <text:p>0.3450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46009">
                <text:p>0.3460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46967">
                <text:p>0.3469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47945">
                <text:p>0.3479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48981">
                <text:p>0.3489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49971">
                <text:p>0.3499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50952">
                <text:p>0.3509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52028">
                <text:p>0.3520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53067">
                <text:p>0.3530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54085">
                <text:p>0.3540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5507">
                <text:p>0.355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56106">
                <text:p>0.3561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57135">
                <text:p>0.3571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58133">
                <text:p>0.3581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59164">
                <text:p>0.3591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60187">
                <text:p>0.36018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61212">
                <text:p>0.3612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6221">
                <text:p>0.362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63212">
                <text:p>0.3632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6419">
                <text:p>0.364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65151">
                <text:p>0.3651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66135">
                <text:p>0.3661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67127">
                <text:p>0.3671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68121">
                <text:p>0.3681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69146">
                <text:p>0.3691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70172">
                <text:p>0.3701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71193">
                <text:p>0.3711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2181">
                <text:p>0.3721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73234">
                <text:p>0.3732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74204">
                <text:p>0.3742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75234">
                <text:p>0.3752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76202">
                <text:p>0.3762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77293">
                <text:p>0.37729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78255">
                <text:p>0.3782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79276">
                <text:p>0.3792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80267">
                <text:p>0.3802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1299">
                <text:p>0.3812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2314">
                <text:p>0.3823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83312">
                <text:p>0.3833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84286">
                <text:p>0.3842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85297">
                <text:p>0.3852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86288">
                <text:p>0.3862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87311">
                <text:p>0.3873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8831">
                <text:p>0.388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9293">
                <text:p>0.38929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90376">
                <text:p>0.3903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1375">
                <text:p>0.3913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92421">
                <text:p>0.3924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93436">
                <text:p>0.3934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4487">
                <text:p>0.3944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95494">
                <text:p>0.3954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6455">
                <text:p>0.3964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7405">
                <text:p>0.3974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8397">
                <text:p>0.3983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9426">
                <text:p>0.3994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00415">
                <text:p>0.4004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01414">
                <text:p>0.4014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02414">
                <text:p>0.4024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03451">
                <text:p>0.40345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04428">
                <text:p>0.4044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05408">
                <text:p>0.40540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06444">
                <text:p>0.4064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07514">
                <text:p>0.4075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08554">
                <text:p>0.40855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09551">
                <text:p>0.4095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10588">
                <text:p>0.4105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11566">
                <text:p>0.4115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12564">
                <text:p>0.4125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13519">
                <text:p>0.4135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14565">
                <text:p>0.4145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15584">
                <text:p>0.4155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16573">
                <text:p>0.4165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17503">
                <text:p>0.4175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18487">
                <text:p>0.4184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19495">
                <text:p>0.4194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20521">
                <text:p>0.4205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21522">
                <text:p>0.4215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22493">
                <text:p>0.4224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23506">
                <text:p>0.42350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24479">
                <text:p>0.42447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25451">
                <text:p>0.4254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26487">
                <text:p>0.4264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275">
                <text:p>0.42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28569">
                <text:p>0.4285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2955">
                <text:p>0.429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30539">
                <text:p>0.4305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31484">
                <text:p>0.4314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32465">
                <text:p>0.4324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33543">
                <text:p>0.4335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34523">
                <text:p>0.4345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35554">
                <text:p>0.4355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36613">
                <text:p>0.4366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37584">
                <text:p>0.4375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38574">
                <text:p>0.4385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39524">
                <text:p>0.43952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40476">
                <text:p>0.44047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41452">
                <text:p>0.4414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42426">
                <text:p>0.4424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4343">
                <text:p>0.443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44422">
                <text:p>0.4444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45385">
                <text:p>0.4453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4638">
                <text:p>0.446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47388">
                <text:p>0.4473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48421">
                <text:p>0.44842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49522">
                <text:p>0.4495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50562">
                <text:p>0.4505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5157">
                <text:p>0.4515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52545">
                <text:p>0.4525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53556">
                <text:p>0.4535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54579">
                <text:p>0.45457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55605">
                <text:p>0.4556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56578">
                <text:p>0.45657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57551">
                <text:p>0.45755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58613">
                <text:p>0.4586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59591">
                <text:p>0.4595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60549">
                <text:p>0.4605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61594">
                <text:p>0.46159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62627">
                <text:p>0.4626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63637">
                <text:p>0.4636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6458">
                <text:p>0.464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65595">
                <text:p>0.4655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66596">
                <text:p>0.4665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67626">
                <text:p>0.4676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6867">
                <text:p>0.468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69627">
                <text:p>0.4696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70635">
                <text:p>0.4706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71634">
                <text:p>0.47163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72663">
                <text:p>0.4726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73648">
                <text:p>0.4736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74636">
                <text:p>0.47463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75644">
                <text:p>0.4756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76673">
                <text:p>0.4766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77649">
                <text:p>0.47764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78659">
                <text:p>0.4786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79674">
                <text:p>0.47967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80642">
                <text:p>0.4806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81634">
                <text:p>0.48163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82652">
                <text:p>0.48265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83609">
                <text:p>0.48360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84628">
                <text:p>0.48462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85651">
                <text:p>0.4856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86676">
                <text:p>0.48667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87625">
                <text:p>0.4876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88581">
                <text:p>0.48858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89622">
                <text:p>0.4896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9055">
                <text:p>0.490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91597">
                <text:p>0.49159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92589">
                <text:p>0.49258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93624">
                <text:p>0.4936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94662">
                <text:p>0.49466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95688">
                <text:p>0.4956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96713">
                <text:p>0.4967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97683">
                <text:p>0.4976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98693">
                <text:p>0.49869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99711">
                <text:p>0.4997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00714">
                <text:p>0.5007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01723">
                <text:p>0.50172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02732">
                <text:p>0.5027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03735">
                <text:p>0.50373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04692">
                <text:p>0.50469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05703">
                <text:p>0.5057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0667">
                <text:p>0.506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07703">
                <text:p>0.50770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08717">
                <text:p>0.5087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09752">
                <text:p>0.50975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1071">
                <text:p>0.5107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11703">
                <text:p>0.51170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12686">
                <text:p>0.51268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13679">
                <text:p>0.5136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14665">
                <text:p>0.51466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15633">
                <text:p>0.5156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1669">
                <text:p>0.5166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17711">
                <text:p>0.5177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18719">
                <text:p>0.5187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19759">
                <text:p>0.51975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20738">
                <text:p>0.5207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21695">
                <text:p>0.5216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22667">
                <text:p>0.5226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23703">
                <text:p>0.5237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24697">
                <text:p>0.5246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25665">
                <text:p>0.52566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2674">
                <text:p>0.5267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27729">
                <text:p>0.5277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28751">
                <text:p>0.52875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29741">
                <text:p>0.52974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3079">
                <text:p>0.5307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31796">
                <text:p>0.53179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3277">
                <text:p>0.5327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33771">
                <text:p>0.5337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34803">
                <text:p>0.53480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35826">
                <text:p>0.5358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36869">
                <text:p>0.53686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37871">
                <text:p>0.53787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38838">
                <text:p>0.5388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39846">
                <text:p>0.53984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40857">
                <text:p>0.54085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41909">
                <text:p>0.54190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4297">
                <text:p>0.5429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43985">
                <text:p>0.54398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4603">
                <text:p>0.546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47001">
                <text:p>0.54700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48019">
                <text:p>0.54801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49028">
                <text:p>0.5490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50056">
                <text:p>0.55005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51064">
                <text:p>0.55106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52058">
                <text:p>0.55205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53007">
                <text:p>0.55300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54024">
                <text:p>0.5540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55055">
                <text:p>0.55505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56047">
                <text:p>0.55604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57046">
                <text:p>0.5570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5798">
                <text:p>0.557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59011">
                <text:p>0.5590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60026">
                <text:p>0.56002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61014">
                <text:p>0.5610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61992">
                <text:p>0.56199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6301">
                <text:p>0.563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63986">
                <text:p>0.56398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65033">
                <text:p>0.5650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65964">
                <text:p>0.5659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66985">
                <text:p>0.5669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67995">
                <text:p>0.56799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69011">
                <text:p>0.5690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70036">
                <text:p>0.57003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70994">
                <text:p>0.57099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71931">
                <text:p>0.57193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72974">
                <text:p>0.57297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73903">
                <text:p>0.5739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74859">
                <text:p>0.57485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75896">
                <text:p>0.5758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76928">
                <text:p>0.57692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77902">
                <text:p>0.5779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78908">
                <text:p>0.5789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79874">
                <text:p>0.57987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80837">
                <text:p>0.5808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81836">
                <text:p>0.58183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82821">
                <text:p>0.58282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83795">
                <text:p>0.58379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84819">
                <text:p>0.5848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85818">
                <text:p>0.5858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8684">
                <text:p>0.5868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87833">
                <text:p>0.5878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88817">
                <text:p>0.5888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89839">
                <text:p>0.5898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90806">
                <text:p>0.59080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1833">
                <text:p>0.59183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92794">
                <text:p>0.59279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3789">
                <text:p>0.59378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94771">
                <text:p>0.59477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95793">
                <text:p>0.59579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96772">
                <text:p>0.59677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97707">
                <text:p>0.59770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98689">
                <text:p>0.59868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9697">
                <text:p>0.5996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600684">
                <text:p>0.60068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01675">
                <text:p>0.6016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602624">
                <text:p>0.60262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3587">
                <text:p>0.60358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4586">
                <text:p>0.6045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5608">
                <text:p>0.60560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6641">
                <text:p>0.60664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7672">
                <text:p>0.60767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08741">
                <text:p>0.60874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9703">
                <text:p>0.60970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10689">
                <text:p>0.61068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11644">
                <text:p>0.61164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12633">
                <text:p>0.6126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1363">
                <text:p>0.6136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14627">
                <text:p>0.61462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15618">
                <text:p>0.61561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16663">
                <text:p>0.61666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17706">
                <text:p>0.61770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18694">
                <text:p>0.61869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19655">
                <text:p>0.61965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20704">
                <text:p>0.6207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21684">
                <text:p>0.62168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22699">
                <text:p>0.62269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237">
                <text:p>0.623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24687">
                <text:p>0.62468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2568">
                <text:p>0.625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26702">
                <text:p>0.62670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27682">
                <text:p>0.62768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28691">
                <text:p>0.6286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29748">
                <text:p>0.62974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30752">
                <text:p>0.6307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31733">
                <text:p>0.63173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32695">
                <text:p>0.63269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33694">
                <text:p>0.63369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3466">
                <text:p>0.634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35608">
                <text:p>0.63560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3665">
                <text:p>0.6366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3766">
                <text:p>0.6376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38663">
                <text:p>0.6386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397">
                <text:p>0.639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40703">
                <text:p>0.64070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4169">
                <text:p>0.6416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4266">
                <text:p>0.6426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43654">
                <text:p>0.64365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44697">
                <text:p>0.64469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45647">
                <text:p>0.64564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46588">
                <text:p>0.64658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47545">
                <text:p>0.64754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48528">
                <text:p>0.64852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49529">
                <text:p>0.64952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50486">
                <text:p>0.65048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51535">
                <text:p>0.65153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52508">
                <text:p>0.65250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53447">
                <text:p>0.65344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54437">
                <text:p>0.6544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55479">
                <text:p>0.65547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56499">
                <text:p>0.65649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57486">
                <text:p>0.65748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58498">
                <text:p>0.65849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59481">
                <text:p>0.65948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60453">
                <text:p>0.66045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61467">
                <text:p>0.66146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62455">
                <text:p>0.6624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63421">
                <text:p>0.66342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64452">
                <text:p>0.66445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65484">
                <text:p>0.66548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6653">
                <text:p>0.6665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67523">
                <text:p>0.66752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68531">
                <text:p>0.6685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69532">
                <text:p>0.66953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70542">
                <text:p>0.67054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71543">
                <text:p>0.67154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72505">
                <text:p>0.67250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73435">
                <text:p>0.67343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74457">
                <text:p>0.67445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75503">
                <text:p>0.67550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76558">
                <text:p>0.67655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77549">
                <text:p>0.6775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78535">
                <text:p>0.67853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7953">
                <text:p>0.6795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80545">
                <text:p>0.68054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81614">
                <text:p>0.68161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82651">
                <text:p>0.68265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83645">
                <text:p>0.68364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84654">
                <text:p>0.68465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85647">
                <text:p>0.68564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86641">
                <text:p>0.68664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87688">
                <text:p>0.68768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88717">
                <text:p>0.68871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89727">
                <text:p>0.68972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90765">
                <text:p>0.69076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91783">
                <text:p>0.69178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92785">
                <text:p>0.69278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93786">
                <text:p>0.69378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94788">
                <text:p>0.69478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95757">
                <text:p>0.69575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96771">
                <text:p>0.69677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978">
                <text:p>0.697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98785">
                <text:p>0.69878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99859">
                <text:p>0.69985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700865">
                <text:p>0.70086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01878">
                <text:p>0.70187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702904">
                <text:p>0.70290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03895">
                <text:p>0.70389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704896">
                <text:p>0.70489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05845">
                <text:p>0.70584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706857">
                <text:p>0.70685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707907">
                <text:p>0.70790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08896">
                <text:p>0.70889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709882">
                <text:p>0.70988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10859">
                <text:p>0.71085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11856">
                <text:p>0.71185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12816">
                <text:p>0.7128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13772">
                <text:p>0.7137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14704">
                <text:p>0.71470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1572">
                <text:p>0.7157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16729">
                <text:p>0.7167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17694">
                <text:p>0.71769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18692">
                <text:p>0.71869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19705">
                <text:p>0.7197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2066">
                <text:p>0.7206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21685">
                <text:p>0.72168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22627">
                <text:p>0.7226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723678">
                <text:p>0.72367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724721">
                <text:p>0.7247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25759">
                <text:p>0.72575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26791">
                <text:p>0.72679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27775">
                <text:p>0.7277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28712">
                <text:p>0.7287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29691">
                <text:p>0.72969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30672">
                <text:p>0.7306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31706">
                <text:p>0.73170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32753">
                <text:p>0.73275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33771">
                <text:p>0.73377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34763">
                <text:p>0.73476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735776">
                <text:p>0.73577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36742">
                <text:p>0.73674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3775">
                <text:p>0.737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738811">
                <text:p>0.73881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39779">
                <text:p>0.73977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40804">
                <text:p>0.74080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41844">
                <text:p>0.74184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742812">
                <text:p>0.7428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43821">
                <text:p>0.74382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744801">
                <text:p>0.7448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745785">
                <text:p>0.74578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46769">
                <text:p>0.74676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47732">
                <text:p>0.7477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748731">
                <text:p>0.74873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749704">
                <text:p>0.74970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750726">
                <text:p>0.75072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51729">
                <text:p>0.75172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52703">
                <text:p>0.75270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53706">
                <text:p>0.75370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5472">
                <text:p>0.7547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55757">
                <text:p>0.75575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56779">
                <text:p>0.75677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57761">
                <text:p>0.75776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58805">
                <text:p>0.7588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59814">
                <text:p>0.7598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60767">
                <text:p>0.76076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61767">
                <text:p>0.76176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62774">
                <text:p>0.76277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63782">
                <text:p>0.76378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64755">
                <text:p>0.7647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65755">
                <text:p>0.7657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66742">
                <text:p>0.76674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67739">
                <text:p>0.76773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68784">
                <text:p>0.76878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69795">
                <text:p>0.76979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7075">
                <text:p>0.770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71686">
                <text:p>0.77168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72683">
                <text:p>0.77268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73662">
                <text:p>0.77366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74659">
                <text:p>0.77465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75623">
                <text:p>0.7756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76632">
                <text:p>0.77663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77594">
                <text:p>0.77759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78564">
                <text:p>0.77856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79587">
                <text:p>0.77958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80582">
                <text:p>0.78058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81561">
                <text:p>0.78156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82582">
                <text:p>0.7825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83563">
                <text:p>0.78356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84553">
                <text:p>0.78455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85611">
                <text:p>0.78561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8666">
                <text:p>0.7866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8765">
                <text:p>0.7876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88637">
                <text:p>0.78863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89642">
                <text:p>0.78964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90623">
                <text:p>0.79062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9158">
                <text:p>0.7915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92567">
                <text:p>0.79256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93581">
                <text:p>0.79358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94554">
                <text:p>0.79455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95527">
                <text:p>0.7955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9654">
                <text:p>0.7965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97538">
                <text:p>0.79753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98588">
                <text:p>0.79858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799652">
                <text:p>0.79965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800695">
                <text:p>0.80069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01703">
                <text:p>0.8017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02745">
                <text:p>0.80274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03712">
                <text:p>0.8037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804667">
                <text:p>0.80466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05686">
                <text:p>0.8056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06644">
                <text:p>0.80664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807661">
                <text:p>0.80766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08703">
                <text:p>0.80870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809659">
                <text:p>0.80965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10667">
                <text:p>0.81066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11725">
                <text:p>0.8117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81272">
                <text:p>0.8127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13756">
                <text:p>0.81375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14725">
                <text:p>0.8147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1573">
                <text:p>0.8157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16738">
                <text:p>0.81673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17757">
                <text:p>0.81775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18733">
                <text:p>0.81873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19646">
                <text:p>0.81964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820626">
                <text:p>0.82062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21579">
                <text:p>0.82157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22565">
                <text:p>0.82256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23559">
                <text:p>0.82355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2456">
                <text:p>0.8245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25532">
                <text:p>0.8255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826522">
                <text:p>0.82652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27532">
                <text:p>0.82753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28504">
                <text:p>0.82850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29543">
                <text:p>0.82954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3051">
                <text:p>0.8305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3149">
                <text:p>0.8314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32522">
                <text:p>0.83252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3355">
                <text:p>0.833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34537">
                <text:p>0.83453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35514">
                <text:p>0.83551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36494">
                <text:p>0.83649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37484">
                <text:p>0.83748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38536">
                <text:p>0.83853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39547">
                <text:p>0.83954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40544">
                <text:p>0.84054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41559">
                <text:p>0.84155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42541">
                <text:p>0.84254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43544">
                <text:p>0.84354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44545">
                <text:p>0.84454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45541">
                <text:p>0.84554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46587">
                <text:p>0.84658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47605">
                <text:p>0.84760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48557">
                <text:p>0.84855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49576">
                <text:p>0.84957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50598">
                <text:p>0.85059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51596">
                <text:p>0.85159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52596">
                <text:p>0.85259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53611">
                <text:p>0.85361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54617">
                <text:p>0.85461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55588">
                <text:p>0.85558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56581">
                <text:p>0.85658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57597">
                <text:p>0.85759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58649">
                <text:p>0.85864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59668">
                <text:p>0.85966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60692">
                <text:p>0.86069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61669">
                <text:p>0.86166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62674">
                <text:p>0.86267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63664">
                <text:p>0.86366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64665">
                <text:p>0.86466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65706">
                <text:p>0.86570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66644">
                <text:p>0.86664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67693">
                <text:p>0.86769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68641">
                <text:p>0.86864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69652">
                <text:p>0.86965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70678">
                <text:p>0.87067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71717">
                <text:p>0.87171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72807">
                <text:p>0.87280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73796">
                <text:p>0.87379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74807">
                <text:p>0.87480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75801">
                <text:p>0.87580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76811">
                <text:p>0.87681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77819">
                <text:p>0.87781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7877">
                <text:p>0.8787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79774">
                <text:p>0.87977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80761">
                <text:p>0.88076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81803">
                <text:p>0.88180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82782">
                <text:p>0.88278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83856">
                <text:p>0.88385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84859">
                <text:p>0.88485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85845">
                <text:p>0.88584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86866">
                <text:p>0.88686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87894">
                <text:p>0.88789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88916">
                <text:p>0.88891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89904">
                <text:p>0.88990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90895">
                <text:p>0.89089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9191">
                <text:p>0.8919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92959">
                <text:p>0.89295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93977">
                <text:p>0.89397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94916">
                <text:p>0.89491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95904">
                <text:p>0.89590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9693">
                <text:p>0.8969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97889">
                <text:p>0.89788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98899">
                <text:p>0.89889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99945">
                <text:p>0.89994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900932">
                <text:p>0.90093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01948">
                <text:p>0.90194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02949">
                <text:p>0.90294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04018">
                <text:p>0.90401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05036">
                <text:p>0.90503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906035">
                <text:p>0.9060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907069">
                <text:p>0.90706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08166">
                <text:p>0.90816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09134">
                <text:p>0.90913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10151">
                <text:p>0.91015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1115">
                <text:p>0.9111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1219">
                <text:p>0.9121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13169">
                <text:p>0.91316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14163">
                <text:p>0.91416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1511">
                <text:p>0.9151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16125">
                <text:p>0.91612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17127">
                <text:p>0.91712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18184">
                <text:p>0.91818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19224">
                <text:p>0.91922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20186">
                <text:p>0.92018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21177">
                <text:p>0.92117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22136">
                <text:p>0.92213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23103">
                <text:p>0.92310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2407">
                <text:p>0.9240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25039">
                <text:p>0.92503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26058">
                <text:p>0.92605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27074">
                <text:p>0.92707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28086">
                <text:p>0.92808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29117">
                <text:p>0.92911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30108">
                <text:p>0.93010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31157">
                <text:p>0.93115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32137">
                <text:p>0.93213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33176">
                <text:p>0.93317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34145">
                <text:p>0.93414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35181">
                <text:p>0.93518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36191">
                <text:p>0.93619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37211">
                <text:p>0.93721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3824">
                <text:p>0.9382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39271">
                <text:p>0.93927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40239">
                <text:p>0.94023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41236">
                <text:p>0.94123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42244">
                <text:p>0.94224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43241">
                <text:p>0.94324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44257">
                <text:p>0.94425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45261">
                <text:p>0.94526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46247">
                <text:p>0.94624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47217">
                <text:p>0.94721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48232">
                <text:p>0.94823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49188">
                <text:p>0.94918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50189">
                <text:p>0.95018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51218">
                <text:p>0.95121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52241">
                <text:p>0.95224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53185">
                <text:p>0.95318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54134">
                <text:p>0.95413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5517">
                <text:p>0.9551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56144">
                <text:p>0.95614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57115">
                <text:p>0.95711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5817">
                <text:p>0.9581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59137">
                <text:p>0.95913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60158">
                <text:p>0.96015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61139">
                <text:p>0.96113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62143">
                <text:p>0.96214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63178">
                <text:p>0.96317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64151">
                <text:p>0.96415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6512">
                <text:p>0.965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66128">
                <text:p>0.96612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6712">
                <text:p>0.9671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68118">
                <text:p>0.96811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6914">
                <text:p>0.9691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70156">
                <text:p>0.97015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71134">
                <text:p>0.97113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72132">
                <text:p>0.97213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73184">
                <text:p>0.97318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74134">
                <text:p>0.9741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75117">
                <text:p>0.97511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76095">
                <text:p>0.97609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7708">
                <text:p>0.9770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978089">
                <text:p>0.97808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79071">
                <text:p>0.97907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8003">
                <text:p>0.9800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81041">
                <text:p>0.98104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82047">
                <text:p>0.98204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8303">
                <text:p>0.9830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84098">
                <text:p>0.9840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85137">
                <text:p>0.98513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86121">
                <text:p>0.98612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87089">
                <text:p>0.98708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88049">
                <text:p>0.98804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89039">
                <text:p>0.98903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8998">
                <text:p>0.9899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90989">
                <text:p>0.99098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91973">
                <text:p>0.99197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92942">
                <text:p>0.99294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93967">
                <text:p>0.99396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94942">
                <text:p>0.99494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95931">
                <text:p>0.99593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96919">
                <text:p>0.99691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97947">
                <text:p>0.99794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98948">
                <text:p>0.99894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